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all_all_lstm_metrics" table:style-name="ta1">
        <table:table-column table:style-name="co1" table:default-cell-style-name="ce1"/>
        <table:table-column table:style-name="co2" table:number-columns-repeated="8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ean_mse</text:p>
          </table:table-cell>
          <table:table-cell office:value-type="float" office:value="0.01522" calcext:value-type="float">
            <text:p>0.01522</text:p>
          </table:table-cell>
          <table:table-cell table:style-name="ce3" office:value-type="float" office:value="0.01474" calcext:value-type="float">
            <text:p>0.01474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1539" calcext:value-type="float">
            <text:p>0.01539</text:p>
          </table:table-cell>
          <table:table-cell office:value-type="float" office:value="0.01487" calcext:value-type="float">
            <text:p>0.01487</text:p>
          </table:table-cell>
          <table:table-cell table:formula="of:=MIN([.B2:.I2])" office:value-type="float" office:value="0.01474" calcext:value-type="float">
            <text:p>0.01474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table:style-name="ce3" office:value-type="float" office:value="0.01158" calcext:value-type="float">
            <text:p>0.01158</text:p>
          </table:table-cell>
          <table:table-cell office:value-type="float" office:value="0.01203" calcext:value-type="float">
            <text:p>0.01203</text:p>
          </table:table-cell>
          <table:table-cell office:value-type="float" office:value="0.01193" calcext:value-type="float">
            <text:p>0.01193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246" calcext:value-type="float">
            <text:p>0.01246</text:p>
          </table:table-cell>
          <table:table-cell office:value-type="float" office:value="0.01269" calcext:value-type="float">
            <text:p>0.01269</text:p>
          </table:table-cell>
          <table:table-cell office:value-type="float" office:value="0.01293" calcext:value-type="float">
            <text:p>0.01293</text:p>
          </table:table-cell>
          <table:table-cell table:formula="of:=MIN([.B3:.I3])" office:value-type="float" office:value="0.01158" calcext:value-type="float">
            <text:p>0.01158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1883" calcext:value-type="float">
            <text:p>0.01883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.01864" calcext:value-type="float">
            <text:p>0.0186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872" calcext:value-type="float">
            <text:p>0.01872</text:p>
          </table:table-cell>
          <table:table-cell office:value-type="float" office:value="0.01825" calcext:value-type="float">
            <text:p>0.01825</text:p>
          </table:table-cell>
          <table:table-cell table:style-name="ce3" office:value-type="float" office:value="0.01766" calcext:value-type="float">
            <text:p>0.01766</text:p>
          </table:table-cell>
          <table:table-cell table:formula="of:=MIN([.B4:.I4])" office:value-type="float" office:value="0.01766" calcext:value-type="float">
            <text:p>0.01766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0.00198" calcext:value-type="float">
            <text:p>0.00198</text:p>
          </table:table-cell>
          <table:table-cell table:style-name="ce3" office:value-type="float" office:value="0.0017" calcext:value-type="float">
            <text:p>0.0017</text:p>
          </table:table-cell>
          <table:table-cell table:formula="of:=MIN([.B5:.I5])"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71.15901" calcext:value-type="float">
            <text:p>71.15901</text:p>
          </table:table-cell>
          <table:table-cell office:value-type="float" office:value="71.24146" calcext:value-type="float">
            <text:p>71.24146</text:p>
          </table:table-cell>
          <table:table-cell office:value-type="float" office:value="69.69635" calcext:value-type="float">
            <text:p>69.69635</text:p>
          </table:table-cell>
          <table:table-cell office:value-type="float" office:value="72.49526" calcext:value-type="float">
            <text:p>72.49526</text:p>
          </table:table-cell>
          <table:table-cell office:value-type="float" office:value="71.41066" calcext:value-type="float">
            <text:p>71.41066</text:p>
          </table:table-cell>
          <table:table-cell office:value-type="float" office:value="70.8562" calcext:value-type="float">
            <text:p>70.8562</text:p>
          </table:table-cell>
          <table:table-cell office:value-type="float" office:value="73.83239" calcext:value-type="float">
            <text:p>73.83239</text:p>
          </table:table-cell>
          <table:table-cell office:value-type="float" office:value="71.24276" calcext:value-type="float">
            <text:p>71.24276</text:p>
          </table:table-cell>
          <table:table-cell table:formula="of:=MIN([.B6:.I6])" office:value-type="float" office:value="69.69635" calcext:value-type="float">
            <text:p>69.69635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84.91667" calcext:value-type="float">
            <text:p>84.91667</text:p>
          </table:table-cell>
          <table:table-cell office:value-type="float" office:value="86.08333" calcext:value-type="float">
            <text:p>86.08333</text:p>
          </table:table-cell>
          <table:table-cell office:value-type="float" office:value="83.5" calcext:value-type="float">
            <text:p>83.5</text:p>
          </table:table-cell>
          <table:table-cell office:value-type="float" office:value="87.75" calcext:value-type="float">
            <text:p>87.75</text:p>
          </table:table-cell>
          <table:table-cell office:value-type="float" office:value="85.75" calcext:value-type="float">
            <text:p>85.75</text:p>
          </table:table-cell>
          <table:table-cell office:value-type="float" office:value="85.66667" calcext:value-type="float">
            <text:p>85.66667</text:p>
          </table:table-cell>
          <table:table-cell office:value-type="float" office:value="89.08333" calcext:value-type="float">
            <text:p>89.08333</text:p>
          </table:table-cell>
          <table:table-cell office:value-type="float" office:value="86.33333" calcext:value-type="float">
            <text:p>86.33333</text:p>
          </table:table-cell>
          <table:table-cell table:formula="of:=MIN([.B7:.I7])" office:value-type="float" office:value="83.5" calcext:value-type="float">
            <text:p>83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10:35:17.678402049</dc:date>
    <meta:editing-duration>PT2M43S</meta:editing-duration>
    <meta:editing-cycles>2</meta:editing-cycles>
    <meta:generator>LibreOffice/6.0.7.3$Linux_X86_64 LibreOffice_project/00m0$Build-3</meta:generator>
    <meta:document-statistic meta:table-count="1" meta:cell-count="69" meta:object-count="0"/>
  </office:meta>
</office:document-meta>
</file>